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8"/>
          <table:table-cell table:number-columns-repeated="1016"/>
        </table:table-row>
        <table:table-row table:style-name="ro2" table:number-rows-repeated="3">
          <table:table-cell table:style-name="ce1"/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1"/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D7:.F7])"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O7:.P7])" office:value-type="float" office:value="35" calcext:value-type="float">
            <text:p>3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U7:.V7])" office:value-type="float" office:value="44" calcext:value-type="float">
            <text:p>44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AC7:.AD7])" office:value-type="float" office:value="44" calcext:value-type="float">
            <text:p>44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D8:.F8])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/>
          <table:table-cell table:formula="of:=SUM([.O8:.P8])" office:value-type="float" office:value="48" calcext:value-type="float">
            <text:p>4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U8:.V8])" office:value-type="float" office:value="42" calcext:value-type="float">
            <text:p>4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AC8:.AD8])" office:value-type="float" office:value="49" calcext:value-type="float">
            <text:p>49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9:.F9])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O9:.P9])" office:value-type="float" office:value="45" calcext:value-type="float">
            <text:p>4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U9:.V9])" office:value-type="float" office:value="42" calcext:value-type="float">
            <text:p>4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AC9:.AD9])" office:value-type="float" office:value="41" calcext:value-type="float">
            <text:p>41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10:.F10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8"/>
          <table:table-cell table:number-columns-repeated="2"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SUM([.D11:.F1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D12:.F12])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O12:.P12])"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U12:.V12])" office:value-type="float" office:value="32" calcext:value-type="float">
            <text:p>32</text:p>
          </table:table-cell>
          <table:table-cell table:number-columns-repeated="4"/>
          <table:table-cell table:number-columns-repeated="2" office:value-type="float" office:value="15" calcext:value-type="float">
            <text:p>15</text:p>
          </table:table-cell>
          <table:table-cell/>
          <table:table-cell table:formula="of:=SUM([.AC12:.AD12])" office:value-type="float" office:value="30" calcext:value-type="float">
            <text:p>30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13:.F13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SUM([.O13:.P13])"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/>
          <table:table-cell table:formula="of:=SUM([.U13:.V13])" office:value-type="float" office:value="42" calcext:value-type="float">
            <text:p>42</text:p>
          </table:table-cell>
          <table:table-cell table:number-columns-repeated="4"/>
          <table:table-cell table:number-columns-repeated="2" office:value-type="float" office:value="20" calcext:value-type="float">
            <text:p>20</text:p>
          </table:table-cell>
          <table:table-cell/>
          <table:table-cell table:formula="of:=SUM([.AC13:.AD13])" office:value-type="float" office:value="40" calcext:value-type="float">
            <text:p>40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14:.F14])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994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D15:.F15])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SUM([.O15:.P15])"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/>
          <table:table-cell table:formula="of:=SUM([.U15:.V15])" office:value-type="float" office:value="38" calcext:value-type="float">
            <text:p>38</text:p>
          </table:table-cell>
          <table:table-cell table:number-columns-repeated="4"/>
          <table:table-cell table:number-columns-repeated="2" office:value-type="float" office:value="19" calcext:value-type="float">
            <text:p>19</text:p>
          </table:table-cell>
          <table:table-cell/>
          <table:table-cell table:formula="of:=SUM([.AC15:.AD15])" office:value-type="float" office:value="38" calcext:value-type="float">
            <text:p>3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SUM([.D7:.D15])" office:value-type="float" office:value="28" calcext:value-type="float">
            <text:p>28</text:p>
          </table:table-cell>
          <table:table-cell table:formula="of:=SUM([.E7:.E15])" office:value-type="float" office:value="56" calcext:value-type="float">
            <text:p>56</text:p>
          </table:table-cell>
          <table:table-cell table:formula="of:=SUM([.F7:.F15])" office:value-type="float" office:value="70" calcext:value-type="float">
            <text:p>70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7">00/00/0000</text:date>, <text:time style:data-style-name="N2" text:time-value="23:27:48.559032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3T11:14:31.006681791</meta:creation-date>
    <dc:date>2024-08-07T23:31:31.364488051</dc:date>
    <meta:editing-duration>PT2H42M1S</meta:editing-duration>
    <meta:editing-cycles>27</meta:editing-cycles>
    <meta:generator>LibreOffice/5.1.6.2$Linux_X86_64 LibreOffice_project/10m0$Build-2</meta:generator>
    <meta:document-statistic meta:table-count="1" meta:cell-count="132" meta:object-count="0"/>
  </office:meta>
</office:document-meta>
</file>